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2pt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2">
      <style:table-cell-properties fo:border-top="2pt solid #000000" fo:border-bottom="thin solid #000000" fo:border-left="2pt solid #000000" fo:border-right="thin solid #000000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D9E1F2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2F2F2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#F2F2F2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2pt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background-color="#D9E1F2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automatic" fo:background-color="#F2F2F2"/>
      <style:text-properties fo:font-size="10pt" style:font-size-asian="10pt" style:font-size-complex="10pt"/>
    </style:style>
    <style:style style:name="ce18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automatic" fo:background-color="#F2F2F2"/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fo:border-top="2pt solid #000000" fo:border-bottom="thin solid #000000" fo:border-left="none" fo:border-right="thin solid #000000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2pt solid #000000" fo:border-bottom="thin solid #000000" fo:border-left="thin solid #000000" fo:border-right="thin solid #000000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F2F2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13">
      <style:table-cell-properties fo:border-top="thin solid #000000" fo:border-bottom="2pt solid #000000" fo:border-left="none" fo:border-right="thin solid #000000" style:vertical-align="automatic" fo:background-color="#F2F2F2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automatic" fo:background-color="#F2F2F2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Default" style:data-style-name="N13">
      <style:table-cell-properties fo:border-top="2pt solid #000000" fo:border-bottom="thin solid #000000" fo:border-left="thin solid #000000" fo:border-right="thin solid #000000" style:vertical-align="automatic" fo:background-color="#F2F2F2"/>
      <style:text-properties fo:font-size="10pt" style:font-size-asian="10pt" style:font-size-complex="10pt"/>
    </style:style>
    <style:style style:name="ce28" style:family="table-cell" style:parent-style-name="Default" style:data-style-name="N13">
      <style:table-cell-properties fo:border="thin solid #000000" style:vertical-align="middle" fo:background-color="#F2F2F2"/>
      <style:text-properties fo:font-size="10pt" style:font-size-asian="10pt" style:font-size-complex="10pt"/>
    </style:style>
    <style:style style:name="ce29" style:family="table-cell" style:parent-style-name="Default" style:data-style-name="N13">
      <style:table-cell-properties fo:border="thin solid #000000" style:vertical-align="middle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/>
    </style:style>
    <style:style style:name="ce31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9E1F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9E1F2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2pt solid #000000" fo:background-color="#F2F2F2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#F2F2F2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F2F2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F2F2"/>
    </style:style>
    <style:style style:name="ce41" style:family="table-cell" style:parent-style-name="Default" style:data-style-name="N0">
      <style:table-cell-properties fo:border="thin solid #000000" fo:background-color="#F2F2F2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2F2F2"/>
    </style:style>
    <style:style style:name="ce43" style:family="table-cell" style:parent-style-name="Default" style:data-style-name="N0">
      <style:table-cell-properties fo:border-top="thin solid #000000" fo:border-bottom="2pt solid #000000" fo:border-left="none" fo:border-right="thin solid #000000" fo:background-color="#F2F2F2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E1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000000" style:vertical-align="top" fo:wrap-option="wrap" fo:background-color="#D9E1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3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D9E1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65.1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onciliation_table_combined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4" table:default-cell-style-name="ce32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44">
            <text:p>Reconciliation of studies included and conclusions with prior systematic reviews and meta-analyses (SRMA)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2" table:number-rows-spanned="2" table:style-name="ce45">
            <text:p>Endpoints</text:p>
          </table:table-cell>
          <table:covered-table-cell/>
          <table:table-cell office:value-type="string" table:number-columns-spanned="1" table:number-rows-spanned="2" table:style-name="ce46">
            <text:p>Current (August, 2020)</text:p>
            <text:p>PMID 32805168</text:p>
          </table:table-cell>
          <table:table-cell office:value-type="string" table:number-columns-spanned="1" table:number-rows-spanned="2" table:style-name="ce46">
            <text:p>Giustozzi, 2020</text:p>
            <text:p>PMID 31104194</text:p>
          </table:table-cell>
          <table:table-cell office:value-type="string" table:number-columns-spanned="1" table:number-rows-spanned="2" table:style-name="ce46">
            <text:p>Fuentes, 2019<text:span text:style-name="T2"/></text:p>
            <text:p>PMID 31685262<text:s/></text:p>
          </table:table-cell>
          <table:table-cell office:value-type="string" table:number-columns-spanned="1" table:number-rows-spanned="2" table:style-name="ce46">
            <text:p>Wongsaengsak, 2019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float" office:value="1" table:number-columns-spanned="1" table:number-rows-spanned="6" table:style-name="ce47">
            <text:p>1</text:p>
          </table:table-cell>
          <table:table-cell office:value-type="string" table:style-name="ce2">
            <text:p>VTE recurrence</text:p>
          </table:table-cell>
          <table:table-cell office:value-type="string" table:style-name="ce3">
            <text:p>↓</text:p>
          </table:table-cell>
          <table:table-cell office:value-type="string" table:style-name="ce4">
            <text:p>↓</text:p>
          </table:table-cell>
          <table:table-cell office:value-type="string" table:style-name="ce4">
            <text:p>↓</text:p>
          </table:table-cell>
          <table:table-cell office:value-type="string" table:style-name="ce4">
            <text:p>↓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Effect estimates (95% CI)</text:p>
          </table:table-cell>
          <table:table-cell office:value-type="string" table:style-name="ce6">
            <text:p><text:span text:style-name="T1">OR:<text:s/></text:span>0.59 (0.41-0.86)</text:p>
          </table:table-cell>
          <table:table-cell office:value-type="string" table:style-name="ce7">
            <text:p><text:span text:style-name="T1">RR:<text:s/></text:span>0.62 (0.43-0.91)</text:p>
          </table:table-cell>
          <table:table-cell office:value-type="string" table:style-name="ce7">
            <text:p><text:span text:style-name="T1">OR:<text:s/></text:span>0.48 (0.24-0.96)</text:p>
          </table:table-cell>
          <table:table-cell office:value-type="string" table:style-name="ce7">
            <text:p><text:span text:style-name="T1">RR:</text:span><text:s/>0.48 (0.26-0.87)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Meta-Analysis method</text:p>
          </table:table-cell>
          <table:table-cell office:value-type="string" table:style-name="ce9">
            <text:p>Random-effects model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/>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1">
            <text:p>Tau<text:span text:style-name="T4">2</text:span><text:s/>estimation method</text:p>
          </table:table-cell>
          <table:table-cell office:value-type="string" table:style-name="ce12">
            <text:p>DerSimonian and Laird</text:p>
          </table:table-cell>
          <table:table-cell office:value-type="string" table:style-name="ce13">
            <text:p>Not specified</text:p>
          </table:table-cell>
          <table:table-cell office:value-type="string" table:style-name="ce13">
            <text:p>Not specified</text:p>
          </table:table-cell>
          <table:table-cell office:value-type="string" table:style-name="ce14">
            <text:p>DerSimonian and Laird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11">
            <text:p>Hartung-Knapp adjustment</text:p>
          </table:table-cell>
          <table:table-cell office:value-type="string" table:style-name="ce15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16">
            <text:p>Heterogeneity (I<text:span text:style-name="T4">2</text:span>)</text:p>
          </table:table-cell>
          <table:table-cell office:value-type="percentage" office:value="0.25" table:style-name="ce17">
            <text:p>25%</text:p>
          </table:table-cell>
          <table:table-cell office:value-type="percentage" office:value="0.3" table:style-name="ce18">
            <text:p>30%</text:p>
          </table:table-cell>
          <table:table-cell office:value-type="percentage" office:value="0.46" table:style-name="ce18">
            <text:p>46%</text:p>
          </table:table-cell>
          <table:table-cell office:value-type="percentage" office:value="0.56000000000000005" table:style-name="ce18">
            <text:p>56%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number-columns-spanned="1" table:number-rows-spanned="6" table:style-name="ce47">
            <text:p>2</text:p>
          </table:table-cell>
          <table:table-cell office:value-type="string" table:style-name="ce2">
            <text:p>Major bleeding</text:p>
          </table:table-cell>
          <table:table-cell office:value-type="string" table:style-name="ce19">
            <text:p>↔</text:p>
          </table:table-cell>
          <table:table-cell office:value-type="string" table:style-name="ce20">
            <text:p>↔</text:p>
          </table:table-cell>
          <table:table-cell office:value-type="string" table:style-name="ce4">
            <text:p>↑</text:p>
          </table:table-cell>
          <table:table-cell office:value-type="string" table:style-name="ce4">
            <text:p>↔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Effect estimates (95% CI)</text:p>
          </table:table-cell>
          <table:table-cell office:value-type="string" table:style-name="ce21">
            <text:p><text:span text:style-name="T1">OR:<text:s/></text:span>1.34 (0.83-2.18)</text:p>
          </table:table-cell>
          <table:table-cell office:value-type="string" table:style-name="ce7">
            <text:p><text:span text:style-name="T1">RR:</text:span><text:s/>1.31 (0.83-2.08)</text:p>
          </table:table-cell>
          <table:table-cell office:value-type="string" table:style-name="ce7">
            <text:p><text:span text:style-name="T1">OR:</text:span><text:s/>1.70 (1.04-2.78)</text:p>
          </table:table-cell>
          <table:table-cell office:value-type="string" table:style-name="ce7">
            <text:p><text:span text:style-name="T1">RR:</text:span><text:s/>1.55 (0.79-3.04)</text:p>
          </table:table-cell>
          <table:table-cell table:style-name="ce22"/>
          <table:table-cell table:number-columns-repeated="16377" table:style-name="ce23"/>
        </table:table-row>
        <table:table-row table:style-name="ro1">
          <table:covered-table-cell/>
          <table:table-cell office:value-type="string" table:style-name="ce8">
            <text:p>Meta-Analysis method</text:p>
          </table:table-cell>
          <table:table-cell office:value-type="string" table:style-name="ce9">
            <text:p>Random-effects model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/></text:p>
          </table:table-cell>
          <table:table-cell table:number-columns-repeated="16378" table:style-name="ce23"/>
        </table:table-row>
        <table:table-row table:style-name="ro1">
          <table:covered-table-cell/>
          <table:table-cell office:value-type="string" table:style-name="ce11">
            <text:p>Tau<text:span text:style-name="T4">2</text:span><text:s/>estimation method</text:p>
          </table:table-cell>
          <table:table-cell office:value-type="string" table:style-name="ce12">
            <text:p>DerSimonian and Laird</text:p>
          </table:table-cell>
          <table:table-cell office:value-type="string" table:style-name="ce13">
            <text:p>Not specified</text:p>
          </table:table-cell>
          <table:table-cell office:value-type="string" table:style-name="ce13">
            <text:p>Not specified</text:p>
          </table:table-cell>
          <table:table-cell office:value-type="string" table:style-name="ce14">
            <text:p>DerSimonian and Laird</text:p>
          </table:table-cell>
          <table:table-cell table:number-columns-repeated="16378" table:style-name="ce23"/>
        </table:table-row>
        <table:table-row table:style-name="ro5">
          <table:covered-table-cell/>
          <table:table-cell office:value-type="string" table:style-name="ce11">
            <text:p>Hartung-Knapp adjustment</text:p>
          </table:table-cell>
          <table:table-cell office:value-type="string" table:style-name="ce15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table:number-columns-repeated="16378" table:style-name="ce23"/>
        </table:table-row>
        <table:table-row table:style-name="ro6">
          <table:covered-table-cell/>
          <table:table-cell office:value-type="string" table:style-name="ce16">
            <text:p>Heterogeneity (I<text:span text:style-name="T4">2</text:span>)</text:p>
          </table:table-cell>
          <table:table-cell office:value-type="percentage" office:value="0.28000000000000003" table:style-name="ce24">
            <text:p>28%</text:p>
          </table:table-cell>
          <table:table-cell office:value-type="percentage" office:value="0.23" table:style-name="ce18">
            <text:p>23%</text:p>
          </table:table-cell>
          <table:table-cell office:value-type="percentage" office:value="0.02" table:style-name="ce18">
            <text:p>2%</text:p>
          </table:table-cell>
          <table:table-cell office:value-type="percentage" office:value="0.28999999999999998" table:style-name="ce18">
            <text:p>29%</text:p>
          </table:table-cell>
          <table:table-cell table:number-columns-repeated="16378" table:style-name="ce23"/>
        </table:table-row>
        <table:table-row table:style-name="ro1">
          <table:table-cell office:value-type="float" office:value="3" table:number-columns-spanned="1" table:number-rows-spanned="6" table:style-name="ce47">
            <text:p>3</text:p>
          </table:table-cell>
          <table:table-cell office:value-type="string" table:style-name="ce2">
            <text:p>CRNMB</text:p>
          </table:table-cell>
          <table:table-cell office:value-type="string" table:style-name="ce19">
            <text:p>↑</text:p>
          </table:table-cell>
          <table:table-cell office:value-type="string" table:style-name="ce20">
            <text:p>↑</text:p>
          </table:table-cell>
          <table:table-cell office:value-type="string" table:style-name="ce4">
            <text:p>↔</text:p>
          </table:table-cell>
          <table:table-cell office:value-type="string" table:style-name="ce4">
            <text:p>↔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Effect estimates (95% CI)</text:p>
          </table:table-cell>
          <table:table-cell office:value-type="string" table:style-name="ce21">
            <text:p><text:span text:style-name="T1">OR:</text:span><text:s/>1.65 (1.13-2.42)</text:p>
          </table:table-cell>
          <table:table-cell office:value-type="string" table:style-name="ce7">
            <text:p><text:span text:style-name="T1">RR:<text:s/></text:span>1.65 (1.19-2.28)</text:p>
          </table:table-cell>
          <table:table-cell office:value-type="string" table:style-name="ce7">
            <text:p><text:span text:style-name="T1">OR:<text:s/></text:span>1.82 (0.93-3.55)</text:p>
          </table:table-cell>
          <table:table-cell office:value-type="string" table:style-name="ce25">
            <text:p><text:span text:style-name="T1">RR:<text:s/></text:span>1.80 (0.96-3.38)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8">
            <text:p>Meta-Analysis method</text:p>
          </table:table-cell>
          <table:table-cell office:value-type="string" table:style-name="ce9">
            <text:p>Random-effects model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 text:c="5"/></text:p>
          </table:table-cell>
          <table:table-cell office:value-type="string" table:style-name="ce10">
            <text:p>Random-effects model<text:s/>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1">
            <text:p>Tau<text:span text:style-name="T4">2</text:span><text:s/>estimation method</text:p>
          </table:table-cell>
          <table:table-cell office:value-type="string" table:style-name="ce12">
            <text:p>DerSimonian and Laird</text:p>
          </table:table-cell>
          <table:table-cell office:value-type="string" table:style-name="ce13">
            <text:p>Not specified</text:p>
          </table:table-cell>
          <table:table-cell office:value-type="string" table:style-name="ce13">
            <text:p>Not specified</text:p>
          </table:table-cell>
          <table:table-cell office:value-type="string" table:style-name="ce14">
            <text:p>DerSimonian and Laird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1">
            <text:p>Hartung-Knapp adjustment</text:p>
          </table:table-cell>
          <table:table-cell office:value-type="string" table:style-name="ce15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6">
            <text:p>Heterogeneity (I<text:span text:style-name="T4">2</text:span>)</text:p>
          </table:table-cell>
          <table:table-cell office:value-type="percentage" office:value="0.41" table:style-name="ce24">
            <text:p>41%</text:p>
          </table:table-cell>
          <table:table-cell office:value-type="percentage" office:value="0.28999999999999998" table:style-name="ce26">
            <text:p>29%</text:p>
          </table:table-cell>
          <table:table-cell office:value-type="string" table:style-name="ce26">
            <text:p>-</text:p>
          </table:table-cell>
          <table:table-cell office:value-type="percentage" office:value="0.6" table:style-name="ce18">
            <text:p>60%</text:p>
          </table:table-cell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48">
            <text:p>Intervention</text:p>
          </table:table-cell>
          <table:covered-table-cell/>
          <table:table-cell office:value-type="string" table:style-name="ce27">
            <text:p>DOACs</text:p>
          </table:table-cell>
          <table:table-cell office:value-type="string" table:style-name="ce27">
            <text:p>DOACs</text:p>
          </table:table-cell>
          <table:table-cell office:value-type="string" table:style-name="ce27">
            <text:p>DOACs</text:p>
          </table:table-cell>
          <table:table-cell office:value-type="string" table:style-name="ce27">
            <text:p>DOACs</text:p>
          </table:table-cell>
          <table:table-cell table:number-columns-repeated="16378"/>
        </table:table-row>
        <table:table-row table:style-name="ro2">
          <table:table-cell office:value-type="string" table:number-columns-spanned="2" table:number-rows-spanned="2" table:style-name="ce49">
            <text:p>Population</text:p>
            <text:p>(Inclusion)</text:p>
          </table:table-cell>
          <table:covered-table-cell/>
          <table:table-cell office:value-type="string" table:number-columns-spanned="1" table:number-rows-spanned="2" table:style-name="ce50">
            <text:p>Cancer associated thrombosis</text:p>
          </table:table-cell>
          <table:table-cell office:value-type="string" table:number-columns-spanned="1" table:number-rows-spanned="2" table:style-name="ce50">
            <text:p>Cancer associated thrombosis</text:p>
          </table:table-cell>
          <table:table-cell office:value-type="string" table:number-columns-spanned="1" table:number-rows-spanned="2" table:style-name="ce50">
            <text:p>Cancer associated thrombosis</text:p>
          </table:table-cell>
          <table:table-cell office:value-type="string" table:number-columns-spanned="1" table:number-rows-spanned="2" table:style-name="ce50">
            <text:p>Cancer associated thrombosis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4" table:style-name="ce51">
            <text:p>Studies included<text:span text:style-name="T2">b</text:span></text:p>
          </table:table-cell>
          <table:covered-table-cell/>
          <table:table-cell office:value-type="string" table:style-name="ce28">
            <text:p><text:span text:style-name="T5">N</text:span>= 4</text:p>
          </table:table-cell>
          <table:table-cell office:value-type="string" table:style-name="ce29">
            <text:p><text:span text:style-name="T5">N</text:span>= 4</text:p>
          </table:table-cell>
          <table:table-cell office:value-type="string" table:style-name="ce29">
            <text:p><text:span text:style-name="T5">N</text:span>= 3</text:p>
          </table:table-cell>
          <table:table-cell office:value-type="string" table:style-name="ce29">
            <text:p><text:span text:style-name="T5">N</text:span>= 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9">
            <text:p><text:span text:style-name="T5">n</text:span>= 4</text:p>
          </table:table-cell>
          <table:table-cell office:value-type="string" table:style-name="ce29">
            <text:p><text:span text:style-name="T5">n</text:span>= 4</text:p>
          </table:table-cell>
          <table:table-cell office:value-type="string" table:style-name="ce29">
            <text:p><text:span text:style-name="T5">n</text:span>= 3</text:p>
          </table:table-cell>
          <table:table-cell office:value-type="string" table:style-name="ce29">
            <text:p><text:span text:style-name="T5">n</text:span>= 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spanned="1" table:number-rows-spanned="2" table:style-name="ce52">
            <draw:custom-shape svg:x="0.81472in" svg:y="0.14776in" svg:width="0.11458in" svg:height="0.11692in" draw:z-index="4" draw:id="id3" draw:style-name="a11" draw:name="Oval 1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3043in" svg:y="0.14776in" svg:width="0.11458in" svg:height="0.11692in" draw:z-index="2" draw:id="id1" draw:style-name="a5" draw:name="Oval 10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47775in" svg:y="0.14907in" svg:width="0.11458in" svg:height="0.11711in" draw:z-index="1" draw:id="id0" draw:style-name="a2" draw:name="Oval 9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4545in" svg:y="0.14776in" svg:width="0.11458in" svg:height="0.11692in" draw:z-index="3" draw:id="id2" draw:style-name="a8" draw:name="Oval 1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spanned="1" table:number-rows-spanned="2" table:style-name="ce52">
            <draw:custom-shape svg:x="0.81472in" svg:y="0.14776in" svg:width="0.11458in" svg:height="0.11692in" draw:z-index="14" draw:id="id13" draw:style-name="a41" draw:name="Oval 25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4545in" svg:y="0.14776in" svg:width="0.11458in" svg:height="0.11692in" draw:z-index="13" draw:id="id12" draw:style-name="a38" draw:name="Oval 24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3043in" svg:y="0.14776in" svg:width="0.11458in" svg:height="0.11692in" draw:z-index="12" draw:id="id11" draw:style-name="a35" draw:name="Oval 20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47775in" svg:y="0.14907in" svg:width="0.11458in" svg:height="0.11711in" draw:z-index="11" draw:id="id10" draw:style-name="a32" draw:name="Oval 16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spanned="1" table:number-rows-spanned="2" table:style-name="ce52">
            <draw:custom-shape svg:x="0.64545in" svg:y="0.14776in" svg:width="0.11458in" svg:height="0.11692in" draw:z-index="7" draw:id="id6" draw:style-name="a20" draw:name="Oval 15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3043in" svg:y="0.14776in" svg:width="0.11458in" svg:height="0.11692in" draw:z-index="6" draw:id="id5" draw:style-name="a17" draw:name="Oval 14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47775in" svg:y="0.14917in" svg:width="0.11458in" svg:height="0.11692in" draw:z-index="5" draw:id="id4" draw:style-name="a14" draw:name="Oval 1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spanned="1" table:number-rows-spanned="2" table:style-name="ce52">
            <draw:custom-shape svg:x="0.47775in" svg:y="0.14917in" svg:width="0.11458in" svg:height="0.11692in" draw:z-index="8" draw:id="id7" draw:style-name="a23" draw:name="Oval 17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64545in" svg:y="0.14776in" svg:width="0.11458in" svg:height="0.11692in" draw:z-index="10" draw:id="id9" draw:style-name="a29" draw:name="Oval 19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3043in" svg:y="0.14776in" svg:width="0.11458in" svg:height="0.11692in" draw:z-index="9" draw:id="id8" draw:style-name="a26" draw:name="Oval 18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2" table:number-rows-spanned="3" table:style-name="ce45">
            <text:p>Summary of important differences<text:span text:style-name="T2">c</text:span></text:p>
          </table:table-cell>
          <table:covered-table-cell/>
          <table:table-cell office:value-type="string" table:number-columns-spanned="1" table:number-rows-spanned="3" table:style-name="ce53">
            <text:p>Effect sizes were expressed as OR</text:p>
            <text:p/>
            <text:p>Outcomes reported at 12 months for HOKUSAI VTE trial were used in analysis</text:p>
          </table:table-cell>
          <table:table-cell office:value-type="string" table:number-columns-spanned="1" table:number-rows-spanned="3" table:style-name="ce53">
            <text:p>Addition of CaraVaggio trial</text:p>
            <text:p/>
            <text:p>Effect sizes were expressed as RR</text:p>
            <text:p/>
            <text:p>Outcomes reported at 6 months for all trials were used in analysis</text:p>
          </table:table-cell>
          <table:table-cell office:value-type="string" table:number-columns-spanned="1" table:number-rows-spanned="3" table:style-name="ce53">
            <text:p>Effect sizes were expressed as OR</text:p>
            <text:p/>
            <text:p>Difference in the number of events considered for ADAM VTE trial in dalteparin arm (n=2 as opposed to n=3 in previous SRMA)</text:p>
          </table:table-cell>
          <table:table-cell office:value-type="string" table:number-columns-spanned="1" table:number-rows-spanned="3" table:style-name="ce53">
            <text:p>Outcomes reported at 12 months for HOKUSAI VTE trial were used in analysis</text:p>
            <text:p/>
            <text:p>Difference in the number of events considered for ADAM VTE trial in dalteparin arm (n=3 as opposed to n=2 in previous SRMA</text:p>
          </table:table-cell>
          <table:table-cell table:number-columns-repeated="16378"/>
        </table:table-row>
        <table:table-row table:number-rows-repeated="2"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54">
            <text:p>Notes: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5">
            <text:p><text:span text:style-name="T1">Abbreviations</text:span>: VTE: venous thromboembolism; CRNMB: clinically relevant non-major bleeding; DOACs; direct oral anticoagulants; CI: confidence interval; OR: odds ratio; RR: risk ratio/relative risk; RCTs: randomized controlled trials</text:p>
          </table:table-cell>
          <table:covered-table-cell table:number-columns-repeated="5"/>
          <table:table-cell table:number-columns-repeated="16378" table:style-name="ce1"/>
        </table:table-row>
        <table:table-row table:style-name="ro11">
          <table:table-cell office:value-type="string" table:number-columns-spanned="6" table:number-rows-spanned="1" table:style-name="ce56">
            <text:p>↓: significant decrease; ↑: significant increase; ↔: no significant change;</text:p>
          </table:table-cell>
          <table:covered-table-cell table:number-columns-repeated="5"/>
          <table:table-cell table:number-columns-repeated="5" table:style-name="ce31"/>
          <table:table-cell table:number-columns-repeated="16373"/>
        </table:table-row>
        <table:table-row table:style-name="ro12">
          <table:table-cell office:value-type="string" table:number-columns-spanned="6" table:number-rows-spanned="1" table:style-name="ce56">
            <text:p><text:s/>N: total number of studies included in the systematic review; n: number of studies included in the analysis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5" table:number-rows-spanned="1" table:style-name="ce57">
            <text:p>Trials included</text:p>
          </table:table-cell>
          <table:covered-table-cell table:number-columns-repeated="4"/>
          <table:table-cell table:style-name="ce32"/>
          <table:table-cell table:number-columns-repeated="16378" table:style-name="ce1"/>
        </table:table-row>
        <table:table-row table:style-name="ro1">
          <table:table-cell table:style-name="ce32"/>
          <table:table-cell office:value-type="string" table:style-name="ce33">
            <text:p>Color</text:p>
          </table:table-cell>
          <table:table-cell office:value-type="string" table:style-name="ce34">
            <text:p>Trial name</text:p>
          </table:table-cell>
          <table:table-cell office:value-type="string" table:style-name="ce35">
            <text:p>Author</text:p>
          </table:table-cell>
          <table:table-cell office:value-type="string" table:style-name="ce35">
            <text:p>Year</text:p>
          </table:table-cell>
          <table:table-cell table:style-name="ce32"/>
          <table:table-cell table:number-columns-repeated="16378" table:style-name="ce1"/>
        </table:table-row>
        <table:table-row table:style-name="ro7">
          <table:table-cell table:style-name="ce32"/>
          <table:table-cell table:style-name="ce36">
            <draw:custom-shape svg:x="0.0625in" svg:y="0.02083in" svg:width="0.16667in" svg:height="0.15625in" draw:z-index="15" draw:id="id14" draw:style-name="a44" draw:name="Flowchart: Connector 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office:value-type="string" table:style-name="ce37">
            <text:p>HOKUSAI-VTE</text:p>
          </table:table-cell>
          <table:table-cell office:value-type="string" table:style-name="ce38">
            <text:p>Raskob</text:p>
          </table:table-cell>
          <table:table-cell office:value-type="float" office:value="2018" table:style-name="ce38">
            <text:p>2018</text:p>
          </table:table-cell>
          <table:table-cell table:style-name="ce32"/>
          <table:table-cell table:number-columns-repeated="16378" table:style-name="ce1"/>
        </table:table-row>
        <table:table-row table:style-name="ro7">
          <table:table-cell table:style-name="ce32"/>
          <table:table-cell table:style-name="ce39">
            <draw:custom-shape svg:x="0.07292in" svg:y="0.04166in" svg:width="0.16667in" svg:height="0.15625in" draw:z-index="16" draw:id="id15" draw:style-name="a47" draw:name="Flowchart: Connector 2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office:value-type="string" table:style-name="ce40">
            <text:p>SELECT-D</text:p>
          </table:table-cell>
          <table:table-cell office:value-type="string" table:style-name="ce41">
            <text:p>Young</text:p>
          </table:table-cell>
          <table:table-cell office:value-type="float" office:value="2018" table:style-name="ce41">
            <text:p>2018</text:p>
          </table:table-cell>
          <table:table-cell table:style-name="ce32"/>
          <table:table-cell table:number-columns-repeated="16378" table:style-name="ce1"/>
        </table:table-row>
        <table:table-row table:style-name="ro7">
          <table:table-cell table:style-name="ce32"/>
          <table:table-cell table:style-name="ce39">
            <draw:custom-shape svg:x="0.07292in" svg:y="0.04167in" svg:width="0.16667in" svg:height="0.15625in" draw:z-index="17" draw:id="id16" draw:style-name="a50" draw:name="Flowchart: Connector 3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office:value-type="string" table:style-name="ce40">
            <text:p>ADAM-VTE</text:p>
          </table:table-cell>
          <table:table-cell office:value-type="string" table:style-name="ce41">
            <text:p>McBane II</text:p>
          </table:table-cell>
          <table:table-cell office:value-type="float" office:value="2019" table:style-name="ce41">
            <text:p>2019</text:p>
          </table:table-cell>
          <table:table-cell table:style-name="ce32"/>
          <table:table-cell table:number-columns-repeated="16378" table:style-name="ce1"/>
        </table:table-row>
        <table:table-row table:style-name="ro7">
          <table:table-cell table:style-name="ce32"/>
          <table:table-cell table:style-name="ce42">
            <draw:custom-shape svg:x="0.08334in" svg:y="0.04167in" svg:width="0.16667in" svg:height="0.15625in" draw:z-index="18" draw:id="id17" draw:style-name="a53" draw:name="Flowchart: Connector 4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office:value-type="string" table:style-name="ce43">
            <text:p>CaraVaggio</text:p>
          </table:table-cell>
          <table:table-cell office:value-type="string" table:style-name="ce30">
            <text:p>Agnelli</text:p>
          </table:table-cell>
          <table:table-cell office:value-type="float" office:value="2020" table:style-name="ce30">
            <text:p>2020</text:p>
          </table:table-cell>
          <table:table-cell table:style-name="ce32"/>
          <table:table-cell table:number-columns-repeated="16378" table:style-name="ce1"/>
        </table:table-row>
        <table:table-row table:number-rows-repeated="104853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bob</dc:creator>
    <meta:creation-date>2020-04-17T22:53:52Z</meta:creation-date>
    <dc:date>2021-08-01T20:51:13Z</dc:date>
    <meta:print-date>2021-08-01T20:36:53Z</meta:print-date>
  </office:meta>
</office:document-meta>
</file>